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dd51" officeooo:paragraph-rsid="0002dd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iect c++ Oferte Zboruri</text:p>
      <text:p text:style-name="P1"/>
      <text:p text:style-name="P1">-este interactiv</text:p>
      <text:p text:style-name="P1">-multi threading</text:p>
      <text:p text:style-name="P1"><text:s/></text:p>
      <text:p text:style-name="P1"/>
      <text:p text:style-name="P1">Partea lui Presneanu Andrei:</text:p>
      <text:p text:style-name="P1">USER: </text:p>
      <text:p text:style-name="P1"/>
      <text:p text:style-name="P1">-poate vedea ofertele puse de admin</text:p>
      <text:p text:style-name="P1">-poate selecta din ofertele puse din admin pentru a le pune in cos</text:p>
      <text:p text:style-name="P1">-poate sterge oferta din cos</text:p>
      <text:p text:style-name="P1">-poate finaliza comanda</text:p>
      <text:p text:style-name="P1">+</text:p>
      <text:p text:style-name="P1">partea de sincronizare:</text:p>
      <text:p text:style-name="P1"/>
      <text:p text:style-name="P1">in aplicatie poate scrie doar o persoana pe rand</text:p>
      <text:p text:style-name="P1"/>
      <text:p text:style-name="P1"/>
      <text:p text:style-name="P1"/>
      <text:p text:style-name="P1">Partea lui Plesea Mihai :</text:p>
      <text:p text:style-name="P1"/>
      <text:p text:style-name="P1">ADMIN:</text:p>
      <text:p text:style-name="P1"/>
      <text:p text:style-name="P1">-poate adauga oferte de zbor intr-o lista cu oferte </text:p>
      <text:p text:style-name="P1">-poate vizualiza lista de oferte</text:p>
      <text:p text:style-name="P1">-poate sterge o oferta din lista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3T11:58:30.304000000</meta:creation-date>
    <dc:date>2025-06-03T12:05:52.068000000</dc:date>
    <meta:editing-duration>PT7M22S</meta:editing-duration>
    <meta:editing-cycles>1</meta:editing-cycles>
    <meta:document-statistic meta:table-count="0" meta:image-count="0" meta:object-count="0" meta:page-count="1" meta:paragraph-count="18" meta:word-count="79" meta:character-count="464" meta:non-whitespace-character-count="399"/>
    <meta:generator>LibreOffice/24.8.6.2$Windows_X86_64 LibreOffice_project/6d98ba145e9a8a39fc57bcc76981d1fb1316c60c</meta:generator>
  </office:meta>
</office:document-meta>
</file>